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6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7"/>
          <table:table-cell table:style-name="ce3" table:number-columns-repeated="1017"/>
        </table:table-row>
        <table:table-row table:style-name="ro1">
          <table:table-cell table:number-columns-repeated="7"/>
          <table:table-cell table:style-name="ce4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2"/>
          <table:table-cell table:style-name="ce6" office:value-type="string" calcext:value-type="string">
            <text:p>This must be 136 for the filter component of DynFilt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style-name="ce6" office:value-type="string" calcext:value-type="string">
            <text:p>Parameter &amp; 0x1f is the formant numb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Parameter &gt;&gt; 5 is the 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uence position (sequence siz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dd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elete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ustain limited by number of actual po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22:09:30.980615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8-21T22:14:20.172592200</dc:date>
    <meta:editing-duration>P1DT1H28M11S</meta:editing-duration>
    <meta:editing-cycles>119</meta:editing-cycles>
    <meta:generator>LibreOffice/5.2.0.4$Linux_X86_64 LibreOffice_project/20m0$Build-4</meta:generator>
    <meta:document-statistic meta:table-count="1" meta:cell-count="2490" meta:object-count="0"/>
  </office:meta>
</office:document-meta>
</file>